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  <style:text-properties fo:color="#000000" loext:opacity="100%" fo:background-color="#ffffff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 loext:opacity="100%" fo:background-color="#ffffff"/>
    </style:style>
    <style:style style:name="P3" style:family="paragraph" style:parent-style-name="Preformatted_20_Text">
      <style:text-properties fo:color="#000000" loext:opacity="100%" fo:background-color="#ffffff"/>
    </style:style>
    <style:style style:name="P4" style:family="paragraph" style:parent-style-name="Preformatted_20_Text">
      <style:text-properties fo:color="#000000" loext:opacity="100%" officeooo:paragraph-rsid="00128e36" fo:background-color="#ffffff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 loext:opacity="100%" officeooo:rsid="0012a13e" officeooo:paragraph-rsid="0012a13e" fo:background-color="#ffffff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rsid="00128e36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rsid="0012a13e" officeooo:paragraph-rsid="0012a13e"/>
    </style:style>
    <style:style style:name="P8" style:family="paragraph" style:parent-style-name="Standard">
      <style:text-properties officeooo:rsid="00128e36" officeooo:paragraph-rsid="00128e36"/>
    </style:style>
    <style:style style:name="P9" style:family="paragraph" style:parent-style-name="Standard">
      <style:paragraph-properties fo:text-align="center" style:justify-single-word="false"/>
      <style:text-properties fo:font-size="26pt" officeooo:rsid="00128e36" officeooo:paragraph-rsid="00128e36" style:font-size-asian="26pt" style:font-size-complex="26pt"/>
    </style:style>
    <style:style style:name="T1" style:family="text">
      <style:text-properties fo:color="#0dbc79" loext:opacity="100%" fo:font-weight="bold"/>
    </style:style>
    <style:style style:name="T2" style:family="text">
      <style:text-properties fo:color="#2472c8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I as Compliance Auditor</text:p>
      <text:p text:style-name="Standard"/>
      <text:p text:style-name="Standard"/>
      <text:p text:style-name="P1">data-rag-py3.12<text:span text:style-name="T1">ayman@AMHPZBG2BML</text:span>:<text:span text:style-name="T2">~/Documents/GitHub/aicompaudit</text:span>$ <text:s/>/usr/bin/env /home/ayman/.cache/pypoetry/virtualenvs/data-rag-hcFxfbxn-py3.1</text:p>
      <text:p text:style-name="P3">2/bin/python /home/ayman/.vscode/extensions/ms-python.debugpy-2024.12.0-linux-x64/bundled/libs/debugpy/adapter/../../debugpy/launcher 35465 --</text:p>
      <text:p text:style-name="P3"><text:s/>/home/ayman/Documents/GitHub/aicompaudit/main.py <text:s text:c="92"/></text:p>
      <text:p text:style-name="P1">data-rag-py3.12<text:span text:style-name="T1">ayman@AMHPZBG2BML</text:span>:<text:span text:style-name="T2">~/Documents/GitHub/aicompaudit</text:span>$ <text:s/>cd /home/ayman/Documents/GitHub/aicompaudit ; /usr/bin/env /home/ayman/.cach</text:p>
      <text:p text:style-name="P3">e/pypoetry/virtualenvs/data-rag-hcFxfbxn-py3.12/bin/python /home/ayman/.vscode/extensions/ms-python.debugpy-2024.12.0-linux-x64/bundled/libs/d</text:p>
      <text:p text:style-name="P4">ebugpy/adapter/../../debugpy/launcher 37061 -- /home/ayman/Documents/GitHub/aicompaudit/main.py <text:s text:c="2"/></text:p>
      <text:p text:style-name="P4"/>
      <text:p text:style-name="P4"><text:s text:c="44"/></text:p>
      <text:p text:style-name="P3">Transaction: {'Transaction ID': 'T001', 'Date': '2024-10-01', 'Amount': '12500', 'Vendor': 'Vendor A', 'Purchase Order ID': 'PO1001', 'Type': </text:p>
      <text:p text:style-name="P3">'Purchase', 'Discount': '10%', 'Tax Paid': 'Yes', 'Submitted Date': '2024-10-05', 'Authorization': 'Yes', 'Item Description': 'Office Computer</text:p>
      <text:p text:style-name="P3">s'} <text:s text:c="138"/></text:p>
      <text:p text:style-name="P3">Violation: content=' Yes, the transaction does violate a policy constraint. The maximum purchase limit for a single transaction is AED 10,000 </text:p>
      <text:p text:style-name="P3">without prior approval from the finance department, and the amount in this transaction (AED 12,500) exceeds that limit. Therefore, it should n</text:p>
      <text:p text:style-name="P3">ot have been processed without getting the necessary approval.' additional_kwargs={} response_metadata={'model': 'mistral', 'created_at': '202</text:p>
      <text:p text:style-name="P3">4-10-19T11:19:49.470703756Z', 'message': {'role': 'assistant', 'content': ''}, 'done_reason': 'stop', 'done': True, 'total_duration': 13814942</text:p>
      <text:p text:style-name="P3">9186, 'load_duration': 3345834787, 'prompt_eval_count': 460, 'prompt_eval_duration': 106775172000, 'eval_count': 74, 'eval_duration': 27980876</text:p>
      <text:p text:style-name="P3">000} id='run-7b5647bb-4c09-4180-9dea-b1f2ea13652c-0' usage_metadata={'input_tokens': 460, 'output_tokens': 74, 'total_tokens': 534} <text:s text:c="10"/></text:p>
      <text:p text:style-name="P3"><text:s text:c="142"/></text:p>
      <text:p text:style-name="P3">Transaction: {'Transaction ID': 'T002', 'Date': '2024-09-28', 'Amount': '8000', 'Vendor': 'Vendor B', 'Purchase Order ID': 'PO1002', 'Type': '</text:p>
      <text:p text:style-name="P3">Purchase', 'Discount': '5%', 'Tax Paid': 'Yes', 'Submitted Date': '2024-09-29', 'Authorization': 'No', 'Item Description': 'Laptops'} <text:s text:c="8"/></text:p>
      <text:p text:style-name="P3">Violation: content=' Yes, the transaction violates one policy constraint. The transaction amount of AED 8,000 exceeds the maximum purchase lim</text:p>
      <text:p text:style-name="P3">it for a single transaction without prior approval from the finance department as per policy 1. Since it is above AED 10,000, it requires appr</text:p>
      <text:p text:style-name="P3">oval but in this case, there is no authorization provided.' additional_kwargs={} response_metadata={'model': 'mistral', 'created_at': '2024-10</text:p>
      <text:p text:style-name="P3">-19T11:20:58.867463342Z', 'message': {'role': 'assistant', 'content': ''}, 'done_reason': 'stop', 'done': True, 'total_duration': 55093759531,</text:p>
      <text:p text:style-name="P3"><text:s/>'load_duration': 9508250, 'prompt_eval_count': 458, 'prompt_eval_duration': 25106632000, 'eval_count': 75, 'eval_duration': 29848038000} id='</text:p>
      <text:p text:style-name="P3">run-f70e8371-ca6a-4131-b403-00fa0516fbd5-0' usage_metadata={'input_tokens': 458, 'output_tokens': 75, 'total_tokens': 533} <text:s text:c="19"/></text:p>
      <text:p text:style-name="P3"><text:s text:c="142"/></text:p>
      <text:p text:style-name="P3">Transaction: {'Transaction ID': 'T004', 'Date': '2024-09-01', 'Amount': '7000', 'Vendor': 'Vendor D', 'Purchase Order ID': 'PO1004', 'Type': '</text:p>
      <text:p text:style-name="P3">Invoice', 'Discount': '20%', 'Tax Paid': 'Yes', 'Submitted Date': '2024-10-10', 'Authorization': 'No', 'Item Description': 'Server Maintenance</text:p>
      <text:p text:style-name="P3">'} <text:s text:c="139"/></text:p>
      <text:p text:style-name="P3">Violation: content=' Yes, the transaction violates two policy constraints:\n\n1. Discounts: The invoice for Transaction ID T004 has a discount</text:p>
      <text:p text:style-name="P3"><text:s/>of 20%, which exceeds the allowed maximum discount of 15% (policy number 5). Therefore, it should have included a justification from the vend</text:p>
      <text:p text:style-name="P3"><text:soft-page-break/>or and internal approval.\n\n2. Invoice Submission Deadline: The invoice for Transaction ID T004 was submitted on 2024-10-10, which is more th</text:p>
      <text:p text:style-name="P3">an 30 days after the purchase date (policy number 2). This means that it will be flagged for review due to being outside the submission deadli</text:p>
      <text:p text:style-name="P3">ne.' additional_kwargs={} response_metadata={'model': 'mistral', 'created_at': '2024-10-19T11:25:08.754163523Z', 'message': {'role': 'assistan</text:p>
      <text:p text:style-name="P3">t', 'content': ''}, 'done_reason': 'stop', 'done': True, 'total_duration': 78226158069, 'load_duration': 7229253, 'prompt_eval_count': 459, 'p</text:p>
      <text:p text:style-name="P3">rompt_eval_duration': 24715824000, 'eval_count': 143, 'eval_duration': 53373311000} id='run-fc098866-db4b-4013-80b8-e17707d68e9c-0' usage_meta</text:p>
      <text:p text:style-name="P3">data={'input_tokens': 459, 'output_tokens': 143, 'total_tokens': 602} <text:s text:c="72"/></text:p>
      <text:p text:style-name="P3"><text:s text:c="142"/></text:p>
      <text:p text:style-name="P3">Transaction: {'Transaction ID': 'T005', 'Date': '2024-09-25', 'Amount': '10500', 'Vendor': 'Vendor E', 'Purchase Order ID': 'PO1005', 'Type': </text:p>
      <text:p text:style-name="P3">'Purchase', 'Discount': '12%', 'Tax Paid': 'Yes', 'Submitted Date': '2024-09-28', 'Authorization': 'Yes', 'Item Description': 'Conference Room</text:p>
      <text:p text:style-name="P3"><text:s/>Setup'} <text:s text:c="133"/></text:p>
      <text:p text:style-name="P3">Violation: content=' Yes, the transaction violates policy constraint number 1. The transaction amount of AED 10500 exceeds the maximum purchas</text:p>
      <text:p text:style-name="P3">e limit of AED 10,000 for a single transaction without prior approval from the finance department. Although the transaction was authorized, it</text:p>
      <text:p text:style-name="P3"><text:s/>still does not meet the specified purchase limit.' additional_kwargs={} response_metadata={'model': 'mistral', 'created_at': '2024-10-19T11:2</text:p>
      <text:p text:style-name="P3">5:59.28236489Z', 'message': {'role': 'assistant', 'content': ''}, 'done_reason': 'stop', 'done': True, 'total_duration': 50452089898, 'load_du</text:p>
      <text:p text:style-name="P3">ration': 8331103, 'prompt_eval_count': 460, 'prompt_eval_duration': 24863438000, 'eval_count': 69, 'eval_duration': 25449739000} id='run-774e4</text:p>
      <text:p text:style-name="P3">b0a-9df6-479a-a88a-789084478c4b-0' usage_metadata={'input_tokens': 460, 'output_tokens': 69, 'total_tokens': 529} <text:s text:c="28"/></text:p>
      <text:p text:style-name="P3"><text:s text:c="142"/></text:p>
      <text:p text:style-name="P3">Transaction: {'Transaction ID': 'T006', 'Date': '2024-10-03', 'Amount': '4500', 'Vendor': 'Vendor F', 'Purchase Order ID': 'PO1006', 'Type': '</text:p>
      <text:p text:style-name="P3">Purchase', 'Discount': '15%', 'Tax Paid': 'Yes', 'Submitted Date': '2024-10-03', 'Authorization': 'No', 'Item Description': 'Printer Supplies'</text:p>
      <text:p text:style-name="P3">} <text:s text:c="140"/></text:p>
      <text:p text:style-name="P3">Violation: content=' Yes, the transaction violates two policy constraints:\n\n1. Purchase Authorization: The transaction amount (AED 4500) is </text:p>
      <text:p text:style-name="P3">above the AED 5,000 threshold that requires authorization from the department head.\n2. Discounts: Although the discount percentage (15%) does</text:p>
      <text:p text:style-name="P3"><text:s/>not exceed the allowed limit of 15%, it violates the requirement for justification because no justification from the vendor or internal appro</text:p>
      <text:p text:style-name="P3">val has been mentioned in this transaction.' additional_kwargs={} response_metadata={'model': 'mistral', 'created_at': '2024-10-19T11:27:03.02</text:p>
      <text:p text:style-name="P3">514232Z', 'message': {'role': 'assistant', 'content': ''}, 'done_reason': 'stop', 'done': True, 'total_duration': 63668789494, 'load_duration'</text:p>
      <text:p text:style-name="P3">: 7175885, 'prompt_eval_count': 460, 'prompt_eval_duration': 24910845000, 'eval_count': 104, 'eval_duration': 38621499000} id='run-06c94b9e-14</text:p>
      <text:p text:style-name="P3">67-4b43-a766-1e9deed08ce8-0' usage_metadata={'input_tokens': 460, 'output_tokens': 104, 'total_tokens': 564} <text:s text:c="33"/></text:p>
      <text:p text:style-name="P3"><text:s text:c="142"/></text:p>
      <text:p text:style-name="P3">Transaction: {'Transaction ID': 'T007', 'Date': '2024-09-05', 'Amount': '6000', 'Vendor': 'Vendor G', 'Purchase Order ID': 'PO1007', 'Type': '</text:p>
      <text:p text:style-name="P3">Invoice', 'Discount': '0%', 'Tax Paid': 'No', 'Submitted Date': '2024-10-06', 'Authorization': 'Yes', 'Item Description': 'Software Subscripti</text:p>
      <text:p text:style-name="P3">on'} <text:s text:c="137"/></text:p>
      <text:p text:style-name="P3">Violation: content=" The transaction does not appear to violate any of the stated policy constraints at first glance. Here's a breakdown of th</text:p>
      <text:p text:style-name="P3">e key points that apply to this specific transaction:\n\n1. Maximum Purchase Limit (Single Transaction) - The purchase amount is AED 6000, whi</text:p>
      <text:p text:style-name="P3">ch is below the maximum limit of AED 10,000 for single transactions without prior approval from the finance department.\n\n2. Invoice Submissi</text:p>
      <text:p text:style-name="P3">on Deadline - The invoice was submitted within 30 days of the purchase date (on 2024-10-06, which is 35 days after 2024-09-05). However, since</text:p>
      <text:p text:style-name="P3"><text:soft-page-break/><text:s/>it was submitted within the allowed time frame, this constraint is not violated.\n\n3. Vendor Restrictions - The vendor, Vendor G, is not spe</text:p>
      <text:p text:style-name="P3">cified as being restricted in the provided policy. Therefore, the purchase from this vendor does not appear to violate the policy.\n\n4. Multi</text:p>
      <text:p text:style-name="P3">ple Purchases - This transaction does not involve multiple purchases within a 7-day period, so it is in compliance with the stated policy rega</text:p>
      <text:p text:style-name="P3">rding multiple purchases.\n\n5. Discounts - There are no discounts given on this invoice, so the requirement for justification if discounts ex</text:p>
      <text:p text:style-name="P3">ceed 15% of the original price does not apply here.\n\n6. Tax Compliance - The transaction states that tax was not paid, which aligns with the</text:p>
      <text:p text:style-name="P3"><text:s/>policy stating that purchases may be exempt from tax or include tax details depending on the vendor's status.\n\n7. Purchase Authorization - </text:p>
      <text:p text:style-name="P3">The authorization for this purchase is stated as 'Yes', and it falls below the AED 5,000 limit requiring department head approval. So, this po</text:p>
      <text:p text:style-name="P3">licy constraint is met.\n\n8. Duplicate Invoices - The transaction does not involve duplicate invoices, so this constraint is also not violate</text:p>
      <text:p text:style-name="P3">d.\n\nTherefore, based on the provided information, it seems that this transaction does not violate any of the stated policy constraints. Howe</text:p>
      <text:p text:style-name="P3">ver, it's important to note that a more comprehensive review may be necessary to ensure full compliance with all relevant policies and procedu</text:p>
      <text:p text:style-name="P3">res." additional_kwargs={} response_metadata={'model': 'mistral', 'created_at': '2024-10-19T11:30:24.791644865Z', 'message': {'role': 'assista</text:p>
      <text:p text:style-name="P3">nt', 'content': ''}, 'done_reason': 'stop', 'done': True, 'total_duration': 201692142580, 'load_duration': 7200192, 'prompt_eval_count': 458, </text:p>
      <text:p text:style-name="P3">'prompt_eval_duration': 24424175000, 'eval_count': 466, 'eval_duration': 177131188000} id='run-6cfb6672-c3ad-434c-aa1a-748471124b98-0' usage_m</text:p>
      <text:p text:style-name="P3">etadata={'input_tokens': 458, 'output_tokens': 466, 'total_tokens': 924} <text:s text:c="69"/></text:p>
      <text:p text:style-name="P3"><text:s text:c="142"/></text:p>
      <text:p text:style-name="P3">Transaction: {'Transaction ID': 'T008', 'Date': '2024-10-05', 'Amount': '5500', 'Vendor': 'Vendor H', 'Purchase Order ID': 'PO1008', 'Type': '</text:p>
      <text:p text:style-name="P3">Purchase', 'Discount': '18%', 'Tax Paid': 'Yes', 'Submitted Date': '2024-10-09', 'Authorization': 'No', 'Item Description': 'Security System I</text:p>
      <text:p text:style-name="P3">nstallation'} <text:s text:c="128"/></text:p>
      <text:p text:style-name="P3">Violation: content=' Yes, the transaction violates policy constraints for the following reasons:\n\n1. Purchase Authorization: The transaction</text:p>
      <text:p text:style-name="P3"><text:s/>amount (AED 5,500) exceeds the authorization limit specified in Policy #7 (Purchases above AED 5,000 require authorization from the departmen</text:p>
      <text:p text:style-name="P3">t head).\n2. Discounts: The discount provided by Vendor H (18%) is higher than the allowable limit of 15% without justification as per Policy </text:p>
      <text:p text:style-name="P3">#5.\n\nThese violations can lead to flagging and potential review of the transaction due to exceeding approval limits and not meeting the disc</text:p>
      <text:p text:style-name="P3">ount policy requirement.' additional_kwargs={} response_metadata={'model': 'mistral', 'created_at': '2024-10-19T11:31:40.980511304Z', 'message</text:p>
      <text:p text:style-name="P3">': {'role': 'assistant', 'content': ''}, 'done_reason': 'stop', 'done': True, 'total_duration': 76110969622, 'load_duration': 7253516, 'prompt</text:p>
      <text:p text:style-name="P3">_eval_count': 460, 'prompt_eval_duration': 24900340000, 'eval_count': 137, 'eval_duration': 51072008000} id='run-c9868bb0-9589-4683-afe2-2d0be</text:p>
      <text:p text:style-name="P3">e91a196-0' usage_metadata={'input_tokens': 460, 'output_tokens': 137, 'total_tokens': 597} <text:s text:c="51"/></text:p>
      <text:p text:style-name="P3"><text:s text:c="142"/></text:p>
      <text:p text:style-name="P3">Transaction: {'Transaction ID': 'T012', 'Date': '2024-08-15', 'Amount': '7000', 'Vendor': 'Vendor D', 'Purchase Order ID': 'PO1004', 'Type': '</text:p>
      <text:p text:style-name="P3">Invoice', 'Discount': '20%', 'Tax Paid': 'Yes', 'Submitted Date': '2024-10-10', 'Authorization': 'No', 'Item Description': 'Server Maintenance</text:p>
      <text:p text:style-name="P3">'} <text:s text:c="139"/></text:p>
      <text:p text:style-name="P3">Violation: content=" Yes, the transaction violates two policy constraints:\n\n1. Discounts: The invoice has a discount of 20%, which is above </text:p>
      <text:p text:style-name="P3">15% of the original price (since the original price isn't provided in this scenario, let's assume it to be AED 7,000 for simplicity). In this </text:p>
      <text:p text:style-name="P3">case, the discount exceeds the limit of 15%. According to policy 5, invoices with discounts above 15% must include a justification from the ve</text:p>
      <text:p text:style-name="P3">ndor and internal approval. However, there is no mention of such justification or approval in the transaction details provided.\n\n2. Purchase</text:p>
      <text:p text:style-name="P3"><text:soft-page-break/><text:s/>Authorization: The amount of the transaction is AED 7,000 which exceeds the limit of AED 5,000 for transactions that don't require authorizat</text:p>
      <text:p text:style-name="P3">ion (policy 7). As stated in the policy, purchases above AED 5,000 require authorization from the department head. However, there is no mentio</text:p>
      <text:p text:style-name="P3">n of authorization in the transaction details provided." additional_kwargs={} response_metadata={'model': 'mistral', 'created_at': '2024-10-19</text:p>
      <text:p text:style-name="P3">T11:40:44.358899612Z', 'message': {'role': 'assistant', 'content': ''}, 'done_reason': 'stop', 'done': True, 'total_duration': 109324517957, '</text:p>
      <text:p text:style-name="P3">load_duration': 7280279, 'prompt_eval_count': 459, 'prompt_eval_duration': 24580161000, 'eval_count': 224, 'eval_duration': 84608130000} id='r</text:p>
      <text:p text:style-name="P3">un-f59916f6-8fc7-417a-9ce6-06967fbb7c59-0' usage_metadata={'input_tokens': 459, 'output_tokens': 224, 'total_tokens': 683} <text:s text:c="19"/></text:p>
      <text:p text:style-name="P3"><text:s text:c="142"/></text:p>
      <text:p text:style-name="P2">data-rag-py3.12<text:span text:style-name="T1">ayman@AMHPZBG2BML</text:span>:<text:span text:style-name="T2">~/Documents/GitHub/aicompaudit</text:span>$ <text:s text:c="3"/></text:p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Formatted results:</text:p>
      <text:p text:style-name="P8"/>
      <text:p text:style-name="P3"><text:s text:c="46"/></text:p>
      <text:p text:style-name="P3">Transaction: {'Transaction ID': 'T001', 'Date': '2024-10-01', 'Amount': '12500', 'Vendor': 'Vendor A', 'Purchase Order ID': 'PO1001', 'Type': </text:p>
      <text:p text:style-name="P3">'Purchase', 'Discount': '10%', 'Tax Paid': 'Yes', 'Submitted Date': '2024-10-05', 'Authorization': 'Yes', 'Item Description': 'Office Computer</text:p>
      <text:p text:style-name="P3">s'} <text:s text:c="138"/></text:p>
      <text:p text:style-name="P3">Violation: content=' Yes, the transaction does violate a policy constraint. The maximum purchase limit for a single transaction is AED 10,000 </text:p>
      <text:p text:style-name="P3">without prior approval from the finance department, and the amount in this transaction (AED 12,500) exceeds that limit. Therefore, it should n</text:p>
      <text:p text:style-name="P3">ot have been processed without getting the necessary approval.' additional_kwargs={} response_metadata={'model': 'mistral', 'created_at': '202</text:p>
      <text:p text:style-name="P3">4-10-19T11:19:49.470703756Z', 'message': {'role': 'assistant', 'content': ''}, 'done_reason': 'stop', 'done': True, 'total_duration': 13814942</text:p>
      <text:p text:style-name="P3">9186, 'load_duration': 3345834787, 'prompt_eval_count': 460, 'prompt_eval_duration': 106775172000, 'eval_count': 74, 'eval_duration': 27980876</text:p>
      <text:p text:style-name="P3">000} id='run-7b5647bb-4c09-4180-9dea-b1f2ea13652c-0' usage_metadata={'input_tokens': 460, 'output_tokens': 74, 'total_tokens': 534} <text:s text:c="10"/></text:p>
      <text:p text:style-name="P3"><text:s text:c="142"/></text:p>
      <text:p text:style-name="P3">Transaction: {'Transaction ID': 'T002', 'Date': '2024-09-28', 'Amount': '8000', 'Vendor': 'Vendor B', 'Purchase Order ID': 'PO1002', 'Type': '</text:p>
      <text:p text:style-name="P3">Purchase', 'Discount': '5%', 'Tax Paid': 'Yes', 'Submitted Date': '2024-09-29', 'Authorization': 'No', 'Item Description': 'Laptops'} <text:s text:c="8"/></text:p>
      <text:p text:style-name="P3">Violation: content=' Yes, the transaction violates one policy constraint. The transaction amount of AED 8,000 exceeds the maximum purchase lim</text:p>
      <text:p text:style-name="P3">it for a single transaction without prior approval from the finance department as per policy 1. Since it is above AED 10,000, it requires appr</text:p>
      <text:p text:style-name="P3">oval but in this case, there is no authorization provided.' additional_kwargs={} response_metadata={'model': 'mistral', 'created_at': '2024-10</text:p>
      <text:p text:style-name="P3">-19T11:20:58.867463342Z', 'message': {'role': 'assistant', 'content': ''}, 'done_reason': 'stop', 'done': True, 'total_duration': 55093759531,</text:p>
      <text:p text:style-name="P3"><text:s/>'load_duration': 9508250, 'prompt_eval_count': 458, 'prompt_eval_duration': 25106632000, 'eval_count': 75, 'eval_duration': 29848038000} id='</text:p>
      <text:p text:style-name="P3">run-f70e8371-ca6a-4131-b403-00fa0516fbd5-0' usage_metadata={'input_tokens': 458, 'output_tokens': 75, 'total_tokens': 533} <text:s text:c="19"/></text:p>
      <text:p text:style-name="P3"><text:s text:c="142"/></text:p>
      <text:p text:style-name="P3">Transaction: {'Transaction ID': 'T004', 'Date': '2024-09-01', 'Amount': '7000', 'Vendor': 'Vendor D', 'Purchase Order ID': 'PO1004', 'Type': '</text:p>
      <text:p text:style-name="P3">Invoice', 'Discount': '20%', 'Tax Paid': 'Yes', 'Submitted Date': '2024-10-10', 'Authorization': 'No', 'Item Description': 'Server Maintenance</text:p>
      <text:p text:style-name="P3">'} <text:s text:c="139"/></text:p>
      <text:p text:style-name="P3">Violation: content=' Yes, the transaction violates two policy constraints:\n\n1. Discounts: The invoice for Transaction ID T004 has a discount</text:p>
      <text:p text:style-name="P3"><text:s/>of 20%, which exceeds the allowed maximum discount of 15% (policy number 5). Therefore, it should have included a justification from the vend</text:p>
      <text:p text:style-name="P3">or and internal approval.\n\n2. Invoice Submission Deadline: The invoice for Transaction ID T004 was submitted on 2024-10-10, which is more th</text:p>
      <text:p text:style-name="P3">an 30 days after the purchase date (policy number 2). This means that it will be flagged for review due to being outside the submission deadli</text:p>
      <text:p text:style-name="P3">ne.' additional_kwargs={} response_metadata={'model': 'mistral', 'created_at': '2024-10-19T11:25:08.754163523Z', 'message': {'role': 'assistan</text:p>
      <text:p text:style-name="P3">t', 'content': ''}, 'done_reason': 'stop', 'done': True, 'total_duration': 78226158069, 'load_duration': 7229253, 'prompt_eval_count': 459, 'p</text:p>
      <text:p text:style-name="P3">rompt_eval_duration': 24715824000, 'eval_count': 143, 'eval_duration': 53373311000} id='run-fc098866-db4b-4013-80b8-e17707d68e9c-0' usage_meta</text:p>
      <text:p text:style-name="P3">data={'input_tokens': 459, 'output_tokens': 143, 'total_tokens': 602} <text:s text:c="72"/></text:p>
      <text:p text:style-name="P3"><text:s text:c="142"/></text:p>
      <text:p text:style-name="P3">Transaction: {'Transaction ID': 'T005', 'Date': '2024-09-25', 'Amount': '10500', 'Vendor': 'Vendor E', 'Purchase Order ID': 'PO1005', 'Type': </text:p>
      <text:p text:style-name="P3"><text:soft-page-break/>'Purchase', 'Discount': '12%', 'Tax Paid': 'Yes', 'Submitted Date': '2024-09-28', 'Authorization': 'Yes', 'Item Description': 'Conference Room</text:p>
      <text:p text:style-name="P3"><text:s/>Setup'} <text:s text:c="133"/></text:p>
      <text:p text:style-name="P3">Violation: content=' Yes, the transaction violates policy constraint number 1. The transaction amount of AED 10500 exceeds the maximum purchas</text:p>
      <text:p text:style-name="P3">e limit of AED 10,000 for a single transaction without prior approval from the finance department. Although the transaction was authorized, it</text:p>
      <text:p text:style-name="P3"><text:s/>still does not meet the specified purchase limit.' additional_kwargs={} response_metadata={'model': 'mistral', 'created_at': '2024-10-19T11:2</text:p>
      <text:p text:style-name="P3">5:59.28236489Z', 'message': {'role': 'assistant', 'content': ''}, 'done_reason': 'stop', 'done': True, 'total_duration': 50452089898, 'load_du</text:p>
      <text:p text:style-name="P3">ration': 8331103, 'prompt_eval_count': 460, 'prompt_eval_duration': 24863438000, 'eval_count': 69, 'eval_duration': 25449739000} id='run-774e4</text:p>
      <text:p text:style-name="P3">b0a-9df6-479a-a88a-789084478c4b-0' usage_metadata={'input_tokens': 460, 'output_tokens': 69, 'total_tokens': 529} <text:s text:c="28"/></text:p>
      <text:p text:style-name="P3"><text:s text:c="142"/></text:p>
      <text:p text:style-name="P3">Transaction: {'Transaction ID': 'T006', 'Date': '2024-10-03', 'Amount': '4500', 'Vendor': 'Vendor F', 'Purchase Order ID': 'PO1006', 'Type': '</text:p>
      <text:p text:style-name="P3">Purchase', 'Discount': '15%', 'Tax Paid': 'Yes', 'Submitted Date': '2024-10-03', 'Authorization': 'No', 'Item Description': 'Printer Supplies'</text:p>
      <text:p text:style-name="P3">} <text:s text:c="140"/></text:p>
      <text:p text:style-name="P3">Violation: content=' Yes, the transaction violates two policy constraints:\n\n1. Purchase Authorization: The transaction amount (AED 4500) is </text:p>
      <text:p text:style-name="P3">above the AED 5,000 threshold that requires authorization from the department head.\n2. Discounts: Although the discount percentage (15%) does</text:p>
      <text:p text:style-name="P3"><text:s/>not exceed the allowed limit of 15%, it violates the requirement for justification because no justification from the vendor or internal appro</text:p>
      <text:p text:style-name="P3">val has been mentioned in this transaction.' additional_kwargs={} response_metadata={'model': 'mistral', 'created_at': '2024-10-19T11:27:03.02</text:p>
      <text:p text:style-name="P3">514232Z', 'message': {'role': 'assistant', 'content': ''}, 'done_reason': 'stop', 'done': True, 'total_duration': 63668789494, 'load_duration'</text:p>
      <text:p text:style-name="P3">: 7175885, 'prompt_eval_count': 460, 'prompt_eval_duration': 24910845000, 'eval_count': 104, 'eval_duration': 38621499000} id='run-06c94b9e-14</text:p>
      <text:p text:style-name="P3">67-4b43-a766-1e9deed08ce8-0' usage_metadata={'input_tokens': 460, 'output_tokens': 104, 'total_tokens': 564} <text:s text:c="33"/></text:p>
      <text:p text:style-name="P3"><text:s text:c="142"/></text:p>
      <text:p text:style-name="P3">Transaction: {'Transaction ID': 'T007', 'Date': '2024-09-05', 'Amount': '6000', 'Vendor': 'Vendor G', 'Purchase Order ID': 'PO1007', 'Type': '</text:p>
      <text:p text:style-name="P3">Invoice', 'Discount': '0%', 'Tax Paid': 'No', 'Submitted Date': '2024-10-06', 'Authorization': 'Yes', 'Item Description': 'Software Subscripti</text:p>
      <text:p text:style-name="P3">on'} <text:s text:c="137"/></text:p>
      <text:p text:style-name="P3">Violation: content=" The transaction does not appear to violate any of the stated policy constraints at first glance. Here's a breakdown of th</text:p>
      <text:p text:style-name="P3">e key points that apply to this specific transaction:\n\n1. Maximum Purchase Limit (Single Transaction) - The purchase amount is AED 6000, whi</text:p>
      <text:p text:style-name="P3">ch is below the maximum limit of AED 10,000 for single transactions without prior approval from the finance department.\n\n2. Invoice Submissi</text:p>
      <text:p text:style-name="P3">on Deadline - The invoice was submitted within 30 days of the purchase date (on 2024-10-06, which is 35 days after 2024-09-05). However, since</text:p>
      <text:p text:style-name="P3"><text:s/>it was submitted within the allowed time frame, this constraint is not violated.\n\n3. Vendor Restrictions - The vendor, Vendor G, is not spe</text:p>
      <text:p text:style-name="P3">cified as being restricted in the provided policy. Therefore, the purchase from this vendor does not appear to violate the policy.\n\n4. Multi</text:p>
      <text:p text:style-name="P3">ple Purchases - This transaction does not involve multiple purchases within a 7-day period, so it is in compliance with the stated policy rega</text:p>
      <text:p text:style-name="P3">rding multiple purchases.\n\n5. Discounts - There are no discounts given on this invoice, so the requirement for justification if discounts ex</text:p>
      <text:p text:style-name="P3">ceed 15% of the original price does not apply here.\n\n6. Tax Compliance - The transaction states that tax was not paid, which aligns with the</text:p>
      <text:p text:style-name="P3"><text:s/>policy stating that purchases may be exempt from tax or include tax details depending on the vendor's status.\n\n7. Purchase Authorization - </text:p>
      <text:p text:style-name="P3">The authorization for this purchase is stated as 'Yes', and it falls below the AED 5,000 limit requiring department head approval. So, this po</text:p>
      <text:p text:style-name="P3"><text:soft-page-break/>licy constraint is met.\n\n8. Duplicate Invoices - The transaction does not involve duplicate invoices, so this constraint is also not violate</text:p>
      <text:p text:style-name="P3">d.\n\nTherefore, based on the provided information, it seems that this transaction does not violate any of the stated policy constraints. Howe</text:p>
      <text:p text:style-name="P3">ver, it's important to note that a more comprehensive review may be necessary to ensure full compliance with all relevant policies and procedu</text:p>
      <text:p text:style-name="P3">res." additional_kwargs={} response_metadata={'model': 'mistral', 'created_at': '2024-10-19T11:30:24.791644865Z', 'message': {'role': 'assista</text:p>
      <text:p text:style-name="P3">nt', 'content': ''}, 'done_reason': 'stop', 'done': True, 'total_duration': 201692142580, 'load_duration': 7200192, 'prompt_eval_count': 458, </text:p>
      <text:p text:style-name="P3">'prompt_eval_duration': 24424175000, 'eval_count': 466, 'eval_duration': 177131188000} id='run-6cfb6672-c3ad-434c-aa1a-748471124b98-0' usage_m</text:p>
      <text:p text:style-name="P3">etadata={'input_tokens': 458, 'output_tokens': 466, 'total_tokens': 924} <text:s text:c="69"/></text:p>
      <text:p text:style-name="P3"><text:s text:c="142"/></text:p>
      <text:p text:style-name="P3">Transaction: {'Transaction ID': 'T008', 'Date': '2024-10-05', 'Amount': '5500', 'Vendor': 'Vendor H', 'Purchase Order ID': 'PO1008', 'Type': '</text:p>
      <text:p text:style-name="P3">Purchase', 'Discount': '18%', 'Tax Paid': 'Yes', 'Submitted Date': '2024-10-09', 'Authorization': 'No', 'Item Description': 'Security System I</text:p>
      <text:p text:style-name="P3">nstallation'} <text:s text:c="128"/></text:p>
      <text:p text:style-name="P3">Violation: content=' Yes, the transaction violates policy constraints for the following reasons:\n\n1. Purchase Authorization: The transaction</text:p>
      <text:p text:style-name="P3"><text:s/>amount (AED 5,500) exceeds the authorization limit specified in Policy #7 (Purchases above AED 5,000 require authorization from the departmen</text:p>
      <text:p text:style-name="P3">t head).\n2. Discounts: The discount provided by Vendor H (18%) is higher than the allowable limit of 15% without justification as per Policy </text:p>
      <text:p text:style-name="P3">#5.\n\nThese violations can lead to flagging and potential review of the transaction due to exceeding approval limits and not meeting the disc</text:p>
      <text:p text:style-name="P3">ount policy requirement.' additional_kwargs={} response_metadata={'model': 'mistral', 'created_at': '2024-10-19T11:31:40.980511304Z', 'message</text:p>
      <text:p text:style-name="P3">': {'role': 'assistant', 'content': ''}, 'done_reason': 'stop', 'done': True, 'total_duration': 76110969622, 'load_duration': 7253516, 'prompt</text:p>
      <text:p text:style-name="P3">_eval_count': 460, 'prompt_eval_duration': 24900340000, 'eval_count': 137, 'eval_duration': 51072008000} id='run-c9868bb0-9589-4683-afe2-2d0be</text:p>
      <text:p text:style-name="P3">e91a196-0' usage_metadata={'input_tokens': 460, 'output_tokens': 137, 'total_tokens': 597} <text:s text:c="51"/></text:p>
      <text:p text:style-name="P3"><text:s text:c="142"/></text:p>
      <text:p text:style-name="P3">Transaction: {'Transaction ID': 'T012', 'Date': '2024-08-15', 'Amount': '7000', 'Vendor': 'Vendor D', 'Purchase Order ID': 'PO1004', 'Type': '</text:p>
      <text:p text:style-name="P3">Invoice', 'Discount': '20%', 'Tax Paid': 'Yes', 'Submitted Date': '2024-10-10', 'Authorization': 'No', 'Item Description': 'Server Maintenance</text:p>
      <text:p text:style-name="P3">'} <text:s text:c="139"/></text:p>
      <text:p text:style-name="P3">Violation: content=" Yes, the transaction violates two policy constraints:\n\n1. Discounts: The invoice has a discount of 20%, which is above </text:p>
      <text:p text:style-name="P3">15% of the original price (since the original price isn't provided in this scenario, let's assume it to be AED 7,000 for simplicity). In this </text:p>
      <text:p text:style-name="P3">case, the discount exceeds the limit of 15%. According to policy 5, invoices with discounts above 15% must include a justification from the ve</text:p>
      <text:p text:style-name="P3">ndor and internal approval. However, there is no mention of such justification or approval in the transaction details provided.\n\n2. Purchase</text:p>
      <text:p text:style-name="P3"><text:s/>Authorization: The amount of the transaction is AED 7,000 which exceeds the limit of AED 5,000 for transactions that don't require authorizat</text:p>
      <text:p text:style-name="P3">ion (policy 7). As stated in the policy, purchases above AED 5,000 require authorization from the department head. However, there is no mentio</text:p>
      <text:p text:style-name="P3">n of authorization in the transaction details provided." additional_kwargs={} response_metadata={'model': 'mistral', 'created_at': '2024-10-19</text:p>
      <text:p text:style-name="P3">T11:40:44.358899612Z', 'message': {'role': 'assistant', 'content': ''}, 'done_reason': 'stop', 'done': True, 'total_duration': 109324517957, '</text:p>
      <text:p text:style-name="P3">load_duration': 7280279, 'prompt_eval_count': 459, 'prompt_eval_duration': 24580161000, 'eval_count': 224, 'eval_duration': 84608130000} id='r</text:p>
      <text:p text:style-name="P3">un-f59916f6-8fc7-417a-9ce6-06967fbb7c59-0' usage_metadata={'input_tokens': 459, 'output_tokens': 224, 'total_tokens': 683} <text:s text:c="19"/></text:p>
      <text:p text:style-name="P3"><text:s text:c="142"/></text:p>
      <text:p text:style-name="P6"/>
      <text:p text:style-name="P7"><text:soft-page-break/>enhancing the results:</text:p>
      <text:p text:style-name="P7"/>
      <text:p text:style-name="P5">data-rag-py3.12<text:span text:style-name="T1">ayman@AMHPZBG2BML</text:span>:<text:span text:style-name="T2">~/Documents/GitHub/aicompaudit</text:span>$ python main.py <text:s text:c="62"/></text:p>
      <text:p text:style-name="P3">Analyzing Transactions: 100%|████████████████████████████████████████████████████████████████████████████████| 12/12 [23:53&lt;00:00, 119.48s/it]</text:p>
      <text:p text:style-name="P3">Transaction: {'Transaction ID': 'T001', 'Date': '2024-10-01', 'Amount': '12500', 'Vendor': 'Vendor A', 'Purchase Order ID': 'PO1001', 'Type': </text:p>
      <text:p text:style-name="P3">'Purchase', 'Discount': '10%', 'Tax Paid': 'Yes', 'Submitted Date': '2024-10-05', 'Authorization': 'Yes', 'Item Description': 'Office Computer</text:p>
      <text:p text:style-name="P3">s', 'violation': ' Yes, the transaction violates policy constraint number 1: Maximum Purchase Limit. The amount of the transaction (AED 12,500</text:p>
      <text:p text:style-name="P3">) exceeds the single transaction limit of AED 10,000 without prior approval from the finance department as stated in the policy.'} <text:s text:c="11"/></text:p>
      <text:p text:style-name="P3">Violation: <text:s/>Yes, the transaction violates policy constraint number 1: Maximum Purchase Limit. The amount of the transaction (AED 12,500) excee</text:p>
      <text:p text:style-name="P3">ds the single transaction limit of AED 10,000 without prior approval from the finance department as stated in the policy. <text:s text:c="20"/></text:p>
      <text:p text:style-name="P3"><text:s text:c="142"/></text:p>
      <text:p text:style-name="P3">Transaction: {'Transaction ID': 'T002', 'Date': '2024-09-28', 'Amount': '8000', 'Vendor': 'Vendor B', 'Purchase Order ID': 'PO1002', 'Type': '</text:p>
      <text:p text:style-name="P3">Purchase', 'Discount': '5%', 'Tax Paid': 'Yes', 'Submitted Date': '2024-09-29', 'Authorization': 'No', 'Item Description': 'Laptops', 'violati</text:p>
      <text:p text:style-name="P3">on': ' Yes, the transaction does violate a policy constraint. The transaction amount of AED 8,000 exceeds the maximum purchase limit for a sin</text:p>
      <text:p text:style-name="P3">gle transaction without prior approval, which is AED 10,000 according to policy number 1. Therefore, it requires approval from the finance dep</text:p>
      <text:p text:style-name="P3">artment before being processed.'} <text:s text:c="108"/></text:p>
      <text:p text:style-name="P3">Violation: <text:s/>Yes, the transaction does violate a policy constraint. The transaction amount of AED 8,000 exceeds the maximum purchase limit for </text:p>
      <text:p text:style-name="P3">a single transaction without prior approval, which is AED 10,000 according to policy number 1. Therefore, it requires approval from the financ</text:p>
      <text:p text:style-name="P3">e department before being processed. <text:s text:c="105"/></text:p>
      <text:p text:style-name="P3"><text:s text:c="142"/></text:p>
      <text:p text:style-name="P3">Transaction: {'Transaction ID': 'T003', 'Date': '2024-09-15', 'Amount': '9500', 'Vendor': 'Vendor C', 'Purchase Order ID': 'PO1003', 'Type': '</text:p>
      <text:p text:style-name="P3">Purchase', 'Discount': '0%', 'Tax Paid': 'No', 'Submitted Date': '2024-09-16', 'Authorization': 'Yes', 'Item Description': 'Projector', 'viola</text:p>
      <text:p text:style-name="P3">tion': 'No violation'} <text:s text:c="119"/></text:p>
      <text:p text:style-name="P3">Violation: No violation <text:s text:c="118"/></text:p>
      <text:p text:style-name="P3"><text:s text:c="142"/></text:p>
      <text:p text:style-name="P3">Transaction: {'Transaction ID': 'T004', 'Date': '2024-09-01', 'Amount': '7000', 'Vendor': 'Vendor D', 'Purchase Order ID': 'PO1004', 'Type': '</text:p>
      <text:p text:style-name="P3">Invoice', 'Discount': '20%', 'Tax Paid': 'Yes', 'Submitted Date': '2024-10-10', 'Authorization': 'No', 'Item Description': 'Server Maintenance</text:p>
      <text:p text:style-name="P3">', 'violation': ' Yes, the transaction violates two policy constraints:\n\n1.Purchase Limit: The transaction amount is AED 7,000, which exceed</text:p>
      <text:p text:style-name="P3">s the maximum purchase limit of AED 5,000 for a single transaction without prior approval from the finance department (as per policy point 1 a</text:p>
      <text:p text:style-name="P3">nd 7).\n\n2.Invoice Submission Deadline: The invoice was submitted after the 30-day deadline (as per policy point 2). The invoice was submitte</text:p>
      <text:p text:style-name="P3">d on 2024-10-10, which is 40 days after the purchase date on 2024-09-01.\n\nAdditional recommendations to improve compliance:\n\n- Ensure that</text:p>
      <text:p text:style-name="P3"><text:s/>all transactions are properly authorized before they are processed (as per policy point 7).\n- Implement a system to automatically track and </text:p>
      <text:p text:style-name="P3">approve invoices that exceed the predefined limits or fall outside of the submission deadline (to ensure timely and compliant processing).\n- </text:p>
      <text:p text:style-name="P3">Regularly review and update the list of approved vendors with the procurement department (as per policy point 3).\n- Maintain clear records of</text:p>
      <text:p text:style-name="P3"><text:soft-page-break/><text:s/>justification for discounts above 15% (as per policy point 5) to support compliance reviews.\n- Ensure tax compliance for all transactions, i</text:p>
      <text:p text:style-name="P3">ncluding verifying tax details and checking if vendors are tax-exempt (as per policy point 6).'} <text:s text:c="45"/></text:p>
      <text:p text:style-name="P3">Violation: <text:s/>Yes, the transaction violates two policy constraints: <text:s text:c="76"/></text:p>
      <text:p text:style-name="P3"><text:s text:c="142"/></text:p>
      <text:p text:style-name="P3">1.Purchase Limit: The transaction amount is AED 7,000, which exceeds the maximum purchase limit of AED 5,000 for a single transaction without </text:p>
      <text:p text:style-name="P3">prior approval from the finance department (as per policy point 1 and 7). <text:s text:c="68"/></text:p>
      <text:p text:style-name="P3"><text:s text:c="142"/></text:p>
      <text:p text:style-name="P3">2.Invoice Submission Deadline: The invoice was submitted after the 30-day deadline (as per policy point 2). The invoice was submitted on 2024-</text:p>
      <text:p text:style-name="P3">10-10, which is 40 days after the purchase date on 2024-09-01. <text:s text:c="79"/></text:p>
      <text:p text:style-name="P3"><text:s text:c="142"/></text:p>
      <text:p text:style-name="P3">Additional recommendations to improve compliance: <text:s text:c="92"/></text:p>
      <text:p text:style-name="P3"><text:s text:c="142"/></text:p>
      <text:p text:style-name="P3">- Ensure that all transactions are properly authorized before they are processed (as per policy point 7). <text:s text:c="36"/></text:p>
      <text:p text:style-name="P3">- Implement a system to automatically track and approve invoices that exceed the predefined limits or fall outside of the submission deadline </text:p>
      <text:p text:style-name="P3">(to ensure timely and compliant processing). <text:s text:c="97"/></text:p>
      <text:p text:style-name="P3">- Regularly review and update the list of approved vendors with the procurement department (as per policy point 3). <text:s text:c="26"/></text:p>
      <text:p text:style-name="P3">- Maintain clear records of justification for discounts above 15% (as per policy point 5) to support compliance reviews. <text:s text:c="21"/></text:p>
      <text:p text:style-name="P3">- Ensure tax compliance for all transactions, including verifying tax details and checking if vendors are tax-exempt (as per policy point 6). </text:p>
      <text:p text:style-name="P3"><text:s text:c="142"/></text:p>
      <text:p text:style-name="P3">Transaction: {'Transaction ID': 'T005', 'Date': '2024-09-25', 'Amount': '10500', 'Vendor': 'Vendor E', 'Purchase Order ID': 'PO1005', 'Type': </text:p>
      <text:p text:style-name="P3">'Purchase', 'Discount': '12%', 'Tax Paid': 'Yes', 'Submitted Date': '2024-09-28', 'Authorization': 'Yes', 'Item Description': 'Conference Room</text:p>
      <text:p text:style-name="P3"><text:s/>Setup', 'violation': " Yes, the transaction violates policy constraint number 1. The purchase amount of AED 10,500 exceeds the maximum purcha</text:p>
      <text:p text:style-name="P3">se limit of AED 10,000 for a single transaction without prior approval from the finance department, as stated in the policy document. Addition</text:p>
      <text:p text:style-name="P3">ally, it's important to note that while the discount is within the policy (discounts above 15% require justification and internal approval), t</text:p>
      <text:p text:style-name="P3">his transaction does not provide such justification."} <text:s text:c="87"/></text:p>
      <text:p text:style-name="P3">Violation: <text:s/>Yes, the transaction violates policy constraint number 1. The purchase amount of AED 10,500 exceeds the maximum purchase limit of </text:p>
      <text:p text:style-name="P3">AED 10,000 for a single transaction without prior approval from the finance department, as stated in the policy document. Additionally, it's i</text:p>
      <text:p text:style-name="P3">mportant to note that while the discount is within the policy (discounts above 15% require justification and internal approval), this transact</text:p>
      <text:p text:style-name="P3">ion does not provide such justification. <text:s text:c="101"/></text:p>
      <text:p text:style-name="P3"><text:s text:c="142"/></text:p>
      <text:p text:style-name="P3">Transaction: {'Transaction ID': 'T006', 'Date': '2024-10-03', 'Amount': '4500', 'Vendor': 'Vendor F', 'Purchase Order ID': 'PO1006', 'Type': '</text:p>
      <text:p text:style-name="P3">Purchase', 'Discount': '15%', 'Tax Paid': 'Yes', 'Submitted Date': '2024-10-03', 'Authorization': 'No', 'Item Description': 'Printer Supplies'</text:p>
      <text:p text:style-name="P3">, 'violation': ' Yes, the transaction does violate a policy constraint. It violates the purchase authorization policy (Policy #7). The transac</text:p>
      <text:p text:style-name="P3">tion amount is AED 4500 which is above the AED 5,000 threshold that requires authorization from the department head. This is stated in the Pur</text:p>
      <text:p text:style-name="P3">chase Policy Document as follows: "Purchases above AED 5,000 require authorization from the department head."'} <text:s text:c="30"/></text:p>
      <text:p text:style-name="P3">Violation: <text:s/>Yes, the transaction does violate a policy constraint. It violates the purchase authorization policy (Policy #7). The transaction </text:p>
      <text:p text:style-name="P3">amount is AED 4500 which is above the AED 5,000 threshold that requires authorization from the department head. This is stated in the Purchase</text:p>
      <text:p text:style-name="P3"><text:s/>Policy Document as follows: "Purchases above AED 5,000 require authorization from the department head." <text:s text:c="37"/></text:p>
      <text:p text:style-name="P3"><text:s text:c="142"/></text:p>
      <text:p text:style-name="P3"><text:soft-page-break/>Transaction: {'Transaction ID': 'T007', 'Date': '2024-09-05', 'Amount': '6000', 'Vendor': 'Vendor G', 'Purchase Order ID': 'PO1007', 'Type': '</text:p>
      <text:p text:style-name="P3">Invoice', 'Discount': '0%', 'Tax Paid': 'No', 'Submitted Date': '2024-10-06', 'Authorization': 'Yes', 'Item Description': 'Software Subscripti</text:p>
      <text:p text:style-name="P3">on', 'violation': 'No violation'} <text:s text:c="108"/></text:p>
      <text:p text:style-name="P3">Violation: No violation <text:s text:c="118"/></text:p>
      <text:p text:style-name="P3"><text:s text:c="142"/></text:p>
      <text:p text:style-name="P3">Transaction: {'Transaction ID': 'T008', 'Date': '2024-10-05', 'Amount': '5500', 'Vendor': 'Vendor H', 'Purchase Order ID': 'PO1008', 'Type': '</text:p>
      <text:p text:style-name="P3">Purchase', 'Discount': '18%', 'Tax Paid': 'Yes', 'Submitted Date': '2024-10-09', 'Authorization': 'No', 'Item Description': 'Security System I</text:p>
      <text:p text:style-name="P3">nstallation', 'violation': ' Yes, the transaction violates two policy constraints:\n\n1. Purchase Authorization: The transaction amount is abo</text:p>
      <text:p text:style-name="P3">ve AED 5,000 but there is no authorization from the department head. According to policy 7, purchases above AED 5,000 require authorization fr</text:p>
      <text:p text:style-name="P3">om the department head.\n\n2. Discounts: The invoice has a discount of 18%, which exceeds the allowed limit of 15%. According to policy 5, inv</text:p>
      <text:p text:style-name="P3">oices with discounts above 15% of the original price must include a justification from the vendor and internal approval. In this case, there i</text:p>
      <text:p text:style-name="P3">s no mention of any justification or internal approval for the high discount amount.'} <text:s text:c="55"/></text:p>
      <text:p text:style-name="P3">Violation: <text:s/>Yes, the transaction violates two policy constraints: <text:s text:c="76"/></text:p>
      <text:p text:style-name="P3"><text:s text:c="142"/></text:p>
      <text:p text:style-name="P3">1. Purchase Authorization: The transaction amount is above AED 5,000 but there is no authorization from the department head. According to poli</text:p>
      <text:p text:style-name="P3">cy 7, purchases above AED 5,000 require authorization from the department head. <text:s text:c="62"/></text:p>
      <text:p text:style-name="P3"><text:s text:c="142"/></text:p>
      <text:p text:style-name="P3">2. Discounts: The invoice has a discount of 18%, which exceeds the allowed limit of 15%. According to policy 5, invoices with discounts above </text:p>
      <text:p text:style-name="P3">15% of the original price must include a justification from the vendor and internal approval. In this case, there is no mention of any justifi</text:p>
      <text:p text:style-name="P3">cation or internal approval for the high discount amount. <text:s text:c="84"/></text:p>
      <text:p text:style-name="P3"><text:s text:c="142"/></text:p>
      <text:p text:style-name="P3">Transaction: {'Transaction ID': 'T009', 'Date': '2024-10-10', 'Amount': '5000', 'Vendor': 'Vendor I', 'Purchase Order ID': 'PO1009', 'Type': '</text:p>
      <text:p text:style-name="P3">Invoice', 'Discount': '12%', 'Tax Paid': 'Yes', 'Submitted Date': '2024-10-11', 'Authorization': 'Yes', 'Item Description': 'Consulting Servic</text:p>
      <text:p text:style-name="P3">es', 'violation': 'No violation'} <text:s text:c="108"/></text:p>
      <text:p text:style-name="P3">Violation: No violation <text:s text:c="118"/></text:p>
      <text:p text:style-name="P3"><text:s text:c="142"/></text:p>
      <text:p text:style-name="P3">Transaction: {'Transaction ID': 'T010', 'Date': '2024-09-22', 'Amount': '3000', 'Vendor': 'Vendor C', 'Purchase Order ID': 'PO1010', 'Type': '</text:p>
      <text:p text:style-name="P3">Purchase', 'Discount': '0%', 'Tax Paid': 'No', 'Submitted Date': '2024-10-05', 'Authorization': 'Yes', 'Item Description': 'IT Equipment', 'vi</text:p>
      <text:p text:style-name="P3">olation': 'No violation'} <text:s text:c="116"/></text:p>
      <text:p text:style-name="P3">Violation: No violation <text:s text:c="118"/></text:p>
      <text:p text:style-name="P3"><text:s text:c="142"/></text:p>
      <text:p text:style-name="P3">Transaction: {'Transaction ID': 'T011', 'Date': '2024-09-23', 'Amount': '5500', 'Vendor': 'Vendor C', 'Purchase Order ID': 'PO1010', 'Type': '</text:p>
      <text:p text:style-name="P3">Purchase', 'Discount': '0%', 'Tax Paid': 'Yes', 'Submitted Date': '2024-10-05', 'Authorization': 'Yes', 'Item Description': 'IT Equipment', 'v</text:p>
      <text:p text:style-name="P3">iolation': 'No violation'} <text:s text:c="115"/></text:p>
      <text:p text:style-name="P3">Violation: No violation <text:s text:c="118"/></text:p>
      <text:p text:style-name="P3"><text:s text:c="142"/></text:p>
      <text:p text:style-name="P3">Transaction: {'Transaction ID': 'T012', 'Date': '2024-08-15', 'Amount': '7000', 'Vendor': 'Vendor D', 'Purchase Order ID': 'PO1004', 'Type': '</text:p>
      <text:p text:style-name="P3">Invoice', 'Discount': '20%', 'Tax Paid': 'Yes', 'Submitted Date': '2024-10-10', 'Authorization': 'No', 'Item Description': 'Server Maintenance</text:p>
      <text:p text:style-name="P3">', 'violation': ' Yes, the transaction violates two policy constraints:\n\n1. Purchase Limit for a Single Transaction: The transaction amount </text:p>
      <text:p text:style-name="P3">is AED 7,000 which exceeds the maximum purchase limit of AED 10,000 for a single transaction without prior approval from the finance departmen</text:p>
      <text:p text:style-name="P3">t (as per point 1 of the policy).\n\n2. Purchase Authorization: The transaction does not have authorization from the department head, and the </text:p>
      <text:p text:style-name="P3"><text:soft-page-break/>purchase amount is above AED 5,000 which requires authorization according to point 7 of the policy.'} <text:s text:c="40"/></text:p>
      <text:p text:style-name="P3">Violation: <text:s/>Yes, the transaction violates two policy constraints: <text:s text:c="76"/></text:p>
      <text:p text:style-name="P3"><text:s text:c="142"/></text:p>
      <text:p text:style-name="P3">1. Purchase Limit for a Single Transaction: The transaction amount is AED 7,000 which exceeds the maximum purchase limit of AED 10,000 for a s</text:p>
      <text:p text:style-name="P3">ingle transaction without prior approval from the finance department (as per point 1 of the policy). <text:s text:c="41"/></text:p>
      <text:p text:style-name="P3"><text:s text:c="142"/></text:p>
      <text:p text:style-name="P3">2. Purchase Authorization: The transaction does not have authorization from the department head, and the purchase amount is above AED 5,000 wh</text:p>
      <text:p text:style-name="P3">ich requires authorization according to point 7 of the policy. <text:s text:c="79"/></text:p>
      <text:p text:style-name="P3"><text:s text:c="142"/></text:p>
      <text:p text:style-name="P2">data-rag-py3.12<text:span text:style-name="T1">ayman@AMHPZBG2BML</text:span>:<text:span text:style-name="T2">~/Documents/GitHub/aicompaudit</text:span>$ <text:s text:c="17"/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5:41:41.824384120</meta:creation-date>
    <dc:date>2024-10-19T16:19:29.478113299</dc:date>
    <meta:editing-duration>PT37M48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1" meta:paragraph-count="334" meta:word-count="4432" meta:character-count="46694" meta:non-whitespace-character-count="31811"/>
  </office:meta>
</office:document-meta>
</file>